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c8725" officeooo:paragraph-rsid="00257b47"/>
    </style:style>
    <style:style style:name="P2" style:family="paragraph" style:parent-style-name="Standard">
      <style:text-properties officeooo:rsid="001c8725" officeooo:paragraph-rsid="001c8725"/>
    </style:style>
    <style:style style:name="P3" style:family="paragraph" style:parent-style-name="Standard">
      <style:text-properties officeooo:paragraph-rsid="001defa6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8725" officeooo:paragraph-rsid="001c872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257b47" officeooo:paragraph-rsid="00257b47"/>
    </style:style>
    <style:style style:name="P6" style:family="paragraph" style:parent-style-name="Standard">
      <style:text-properties officeooo:rsid="0026f220" officeooo:paragraph-rsid="0026f220"/>
    </style:style>
    <style:style style:name="P7" style:family="paragraph" style:parent-style-name="Standard">
      <style:text-properties officeooo:rsid="002a1a24" officeooo:paragraph-rsid="002cc20f"/>
    </style:style>
    <style:style style:name="P8" style:family="paragraph" style:parent-style-name="Standard">
      <style:text-properties officeooo:rsid="002a1a24" officeooo:paragraph-rsid="002a1a24"/>
    </style:style>
    <style:style style:name="P9" style:family="paragraph" style:parent-style-name="Standard">
      <style:text-properties officeooo:rsid="002d71cf" officeooo:paragraph-rsid="002d71cf"/>
    </style:style>
    <style:style style:name="P10" style:family="paragraph" style:parent-style-name="Standard">
      <style:text-properties officeooo:rsid="00279f03" officeooo:paragraph-rsid="00279f03"/>
    </style:style>
    <style:style style:name="P11" style:family="paragraph" style:parent-style-name="Standard">
      <style:text-properties officeooo:rsid="002cc20f" officeooo:paragraph-rsid="002cc20f"/>
    </style:style>
    <style:style style:name="P12" style:family="paragraph" style:parent-style-name="Standard">
      <style:text-properties officeooo:rsid="002d48df" officeooo:paragraph-rsid="002d48df"/>
    </style:style>
    <style:style style:name="P13" style:family="paragraph" style:parent-style-name="Standard">
      <style:text-properties officeooo:rsid="002f7242" officeooo:paragraph-rsid="002f7242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c8725" officeooo:paragraph-rsid="001defa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c8725" officeooo:paragraph-rsid="00227e3a" style:font-weight-asian="bold" style:font-weight-complex="bold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officeooo:rsid="001defa6" officeooo:paragraph-rsid="001defa6"/>
    </style:style>
    <style:style style:name="P17" style:family="paragraph" style:parent-style-name="Standard" style:list-style-name="L1">
      <style:text-properties style:text-underline-style="solid" style:text-underline-width="auto" style:text-underline-color="font-color" officeooo:rsid="001defa6" officeooo:paragraph-rsid="00227e3a"/>
    </style:style>
    <style:style style:name="P18" style:family="paragraph" style:parent-style-name="Standard" style:list-style-name="L1">
      <style:text-properties style:text-underline-style="solid" style:text-underline-width="auto" style:text-underline-color="font-color" officeooo:rsid="00233dc4" officeooo:paragraph-rsid="00233dc4"/>
    </style:style>
    <style:style style:name="P19" style:family="paragraph" style:parent-style-name="Standard" style:list-style-name="L1">
      <style:text-properties officeooo:paragraph-rsid="001defa6"/>
    </style:style>
    <style:style style:name="P20" style:family="paragraph" style:parent-style-name="Standard" style:list-style-name="L1">
      <style:text-properties officeooo:paragraph-rsid="00227e3a"/>
    </style:style>
    <style:style style:name="P21" style:family="paragraph" style:parent-style-name="Standard" style:list-style-name="L1">
      <style:text-properties style:text-underline-style="none" officeooo:rsid="001c8725" officeooo:paragraph-rsid="001defa6"/>
    </style:style>
    <style:style style:name="P22" style:family="paragraph" style:parent-style-name="Standard" style:list-style-name="L1">
      <style:text-properties style:text-underline-style="none" officeooo:rsid="001c8725" officeooo:paragraph-rsid="00227e3a"/>
    </style:style>
    <style:style style:name="P23" style:family="paragraph" style:parent-style-name="Standard" style:list-style-name="L1">
      <style:text-properties style:text-underline-style="none" officeooo:rsid="00227e3a" officeooo:paragraph-rsid="00227e3a"/>
    </style:style>
    <style:style style:name="P24" style:family="paragraph" style:parent-style-name="Standard" style:list-style-name="L2">
      <style:text-properties style:text-underline-style="none" fo:font-weight="normal" officeooo:rsid="00257b47" officeooo:paragraph-rsid="00257b47" style:font-weight-asian="normal" style:font-weight-complex="normal"/>
    </style:style>
    <style:style style:name="P25" style:family="paragraph" style:parent-style-name="Standard" style:list-style-name="L13">
      <style:text-properties style:text-underline-style="none" officeooo:rsid="002b5b4d" officeooo:paragraph-rsid="00257b47"/>
    </style:style>
    <style:style style:name="P26" style:family="paragraph" style:parent-style-name="Standard" style:list-style-name="L13">
      <style:text-properties style:text-underline-style="none" officeooo:rsid="0001b912" officeooo:paragraph-rsid="0001b912"/>
    </style:style>
    <style:style style:name="P27" style:family="paragraph" style:parent-style-name="Standard" style:list-style-name="L3">
      <style:text-properties officeooo:rsid="0026f220" officeooo:paragraph-rsid="0026f220"/>
    </style:style>
    <style:style style:name="P28" style:family="paragraph" style:parent-style-name="Standard" style:list-style-name="L4">
      <style:text-properties officeooo:rsid="002a1a24" officeooo:paragraph-rsid="002cc20f"/>
    </style:style>
    <style:style style:name="P29" style:family="paragraph" style:parent-style-name="Standard" style:list-style-name="L5">
      <style:text-properties officeooo:rsid="002a1a24" officeooo:paragraph-rsid="002cc20f"/>
    </style:style>
    <style:style style:name="P30" style:family="paragraph" style:parent-style-name="Standard" style:list-style-name="L6">
      <style:text-properties officeooo:rsid="002d71cf" officeooo:paragraph-rsid="002d71cf"/>
    </style:style>
    <style:style style:name="P31" style:family="paragraph" style:parent-style-name="Standard" style:list-style-name="L7">
      <style:text-properties officeooo:rsid="00279f03" officeooo:paragraph-rsid="00279f03"/>
    </style:style>
    <style:style style:name="P32" style:family="paragraph" style:parent-style-name="Standard" style:list-style-name="L11">
      <style:text-properties officeooo:rsid="00279f03" officeooo:paragraph-rsid="00279f03"/>
    </style:style>
    <style:style style:name="P33" style:family="paragraph" style:parent-style-name="Standard" style:list-style-name="L8">
      <style:text-properties officeooo:rsid="002cc20f" officeooo:paragraph-rsid="002cc20f"/>
    </style:style>
    <style:style style:name="P34" style:family="paragraph" style:parent-style-name="Standard" style:list-style-name="L11">
      <style:text-properties officeooo:rsid="002cc20f" officeooo:paragraph-rsid="002cc20f"/>
    </style:style>
    <style:style style:name="P35" style:family="paragraph" style:parent-style-name="Standard" style:list-style-name="L9">
      <style:text-properties officeooo:rsid="002d48df" officeooo:paragraph-rsid="002d48df"/>
    </style:style>
    <style:style style:name="P36" style:family="paragraph" style:parent-style-name="Standard" style:list-style-name="L12">
      <style:text-properties officeooo:rsid="002d48df" officeooo:paragraph-rsid="002d48df"/>
    </style:style>
    <style:style style:name="P37" style:family="paragraph" style:parent-style-name="Standard" style:list-style-name="L10">
      <style:text-properties officeooo:rsid="002f7242" officeooo:paragraph-rsid="002f7242"/>
    </style:style>
    <style:style style:name="P38" style:family="paragraph" style:parent-style-name="Standard" style:list-style-name="L13">
      <style:text-properties officeooo:paragraph-rsid="00257b47"/>
    </style:style>
    <style:style style:name="P39" style:family="paragraph" style:parent-style-name="Standard">
      <style:text-properties officeooo:rsid="00257b47" officeooo:paragraph-rsid="00257b47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text-properties style:text-underline-style="solid" style:text-underline-width="auto" style:text-underline-color="font-color" officeooo:rsid="001c8725" officeooo:paragraph-rsid="00227e3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c872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defa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defa6"/>
    </style:style>
    <style:style style:name="T6" style:family="text">
      <style:text-properties officeooo:rsid="001defa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defa6"/>
    </style:style>
    <style:style style:name="T9" style:family="text">
      <style:text-properties style:text-underline-style="none" officeooo:rsid="00227e3a"/>
    </style:style>
    <style:style style:name="T10" style:family="text">
      <style:text-properties style:text-underline-style="none" officeooo:rsid="00233dc4"/>
    </style:style>
    <style:style style:name="T11" style:family="text">
      <style:text-properties style:text-underline-style="none" officeooo:rsid="00257b47"/>
    </style:style>
    <style:style style:name="T12" style:family="text">
      <style:text-properties style:text-underline-style="none" officeooo:rsid="002b5b4d"/>
    </style:style>
    <style:style style:name="T13" style:family="text">
      <style:text-properties officeooo:rsid="002cc20f"/>
    </style:style>
    <style:style style:name="T14" style:family="text">
      <style:text-properties officeooo:rsid="0001b912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">Questions spécifiques :</text:span></text:p>
      <text:p text:style-name="P1"/>
      <text:p text:style-name="P6">A quelle fréquence utilisez vous la plateforme Steam ?</text:p>
      <text:p text:style-name="P6"/>
      <text:list xml:id="list26665790" text:style-name="L3">
        <text:list-item>
          <text:p text:style-name="P27">Souvent <text:span text:style-name="T14">&lt;-</text:span></text:p>
        </text:list-item>
        <text:list-item>
          <text:p text:style-name="P27">Fréquemment</text:p>
        </text:list-item>
        <text:list-item>
          <text:p text:style-name="P27">Rarement</text:p>
        </text:list-item>
        <text:list-item>
          <text:p text:style-name="P27">Jamais</text:p>
        </text:list-item>
      </text:list>
      <text:p text:style-name="P6"/>
      <text:p text:style-name="P7">Combien d’amis possédez vous ?</text:p>
      <text:p text:style-name="P7"/>
      <text:list xml:id="list3767547864" text:style-name="L4">
        <text:list-item>
          <text:p text:style-name="P28">200+</text:p>
        </text:list-item>
        <text:list-item>
          <text:p text:style-name="P28">100 - 200</text:p>
        </text:list-item>
      </text:list>
      <text:list xml:id="list1495113922" text:style-name="L5">
        <text:list-item>
          <text:p text:style-name="P29">40 – 100 <text:span text:style-name="T14">&lt;-</text:span></text:p>
        </text:list-item>
        <text:list-item>
          <text:p text:style-name="P29">10 - 40</text:p>
        </text:list-item>
        <text:list-item>
          <text:p text:style-name="P29">0 – 10</text:p>
        </text:list-item>
      </text:list>
      <text:p text:style-name="P6"/>
      <text:p text:style-name="P9">Vous préférez jouer :</text:p>
      <text:list xml:id="list114461697" text:style-name="L6">
        <text:list-item>
          <text:p text:style-name="P30">Tout seul</text:p>
        </text:list-item>
        <text:list-item>
          <text:p text:style-name="P30">En ligne avec des amis <text:span text:style-name="T14">&lt;-</text:span></text:p>
        </text:list-item>
        <text:list-item>
          <text:p text:style-name="P30">En ligne avec des inconnus </text:p>
          <text:p text:style-name="P30"/>
        </text:list-item>
      </text:list>
      <text:p text:style-name="P6"/>
      <text:p text:style-name="P10"><text:span text:style-name="T13">Lorsque vous jouer à un jeu, jouez vous </text:span>plutôt <text:span text:style-name="T13">s</text:span>eul ou avec des amis <text:span text:style-name="T13">en réseaux</text:span> ?</text:p>
      <text:p text:style-name="P10"/>
      <text:list xml:id="list1706926819" text:style-name="L7">
        <text:list-item>
          <text:p text:style-name="P31">Tout seul</text:p>
        </text:list-item>
        <text:list-item>
          <text:p text:style-name="P31">Avec des amis -<text:span text:style-name="T14">&lt;</text:span></text:p>
        </text:list-item>
      </text:list>
      <text:p text:style-name="P10"/>
      <text:p text:style-name="P10"><text:span text:style-name="T13">A quelle fréquence c</text:span>onsultez vous le profil de vos amis ?</text:p>
      <text:p text:style-name="P10"/>
      <text:list xml:id="list256821727" text:style-name="L8">
        <text:list-item>
          <text:p text:style-name="P33">Souvent</text:p>
        </text:list-item>
        <text:list-item>
          <text:p text:style-name="P33">Régulièrement</text:p>
        </text:list-item>
        <text:list-item>
          <text:p text:style-name="P33">Rarement <text:span text:style-name="T14">&lt;-</text:span></text:p>
        </text:list-item>
        <text:list-item>
          <text:p text:style-name="P33">Jamais</text:p>
        </text:list-item>
      </text:list>
      <text:p text:style-name="P11"/>
      <text:p text:style-name="P12">Pourquoi achetez vous un jeu ?</text:p>
      <text:p text:style-name="P12"/>
      <text:list xml:id="list1672873915" text:style-name="L9">
        <text:list-item>
          <text:p text:style-name="P35">Il vous plaît <text:span text:style-name="T14">&lt;-</text:span></text:p>
        </text:list-item>
        <text:list-item>
          <text:p text:style-name="P35">On vous l’a recommandé</text:p>
        </text:list-item>
        <text:list-item>
          <text:p text:style-name="P35">Il est en promotion <text:span text:style-name="T14">&lt;-</text:span></text:p>
        </text:list-item>
      </text:list>
      <text:p text:style-name="P10"/>
      <text:p text:style-name="P13"/>
      <text:p text:style-name="P13">Si vous devez consultez l’application comment le feriez vous ?</text:p>
      <text:list xml:id="list2018417656" text:style-name="L10">
        <text:list-item>
          <text:p text:style-name="P37">Sur une plateforme mobile</text:p>
        </text:list-item>
        <text:list-item>
          <text:p text:style-name="P37">Sur un ordinateur <text:span text:style-name="T14">&lt;-</text:span></text:p>
        </text:list-item>
      </text:list>
      <text:p text:style-name="P10"/>
      <text:p text:style-name="P10">Êtes vous intéressé par les activités de vos différents amis ?</text:p>
      <text:p text:style-name="P6"/>
      <text:list xml:id="list2335334146" text:style-name="L11">
        <text:list-item>
          <text:p text:style-name="P32">Oui <text:span text:style-name="T14">&lt;-</text:span></text:p>
        </text:list-item>
        <text:list-item>
          <text:p text:style-name="P34"><text:soft-page-break/>Cela dépend</text:p>
        </text:list-item>
        <text:list-item>
          <text:p text:style-name="P32">Non</text:p>
        </text:list-item>
      </text:list>
      <text:p text:style-name="P10"/>
      <text:p text:style-name="P10">S<text:span text:style-name="T13">i vous disposiez d’un outil de comparaison avec vos amis que compareriez vous</text:span> ?</text:p>
      <text:p text:style-name="P10"/>
      <text:list xml:id="list1320542674" text:style-name="L12">
        <text:list-item>
          <text:p text:style-name="P36">Le temps de jeu <text:span text:style-name="T14">&lt;-</text:span></text:p>
        </text:list-item>
        <text:list-item>
          <text:p text:style-name="P36">Les statistiques <text:span text:style-name="T14">&lt;-</text:span></text:p>
        </text:list-item>
        <text:list-item>
          <text:p text:style-name="P36">Le nombre de jeu <text:span text:style-name="T14">&lt;-</text:span></text:p>
        </text:list-item>
        <text:list-item>
          <text:p text:style-name="P36">Le nombre d’amis</text:p>
        </text:list-item>
      </text:list>
      <text:p text:style-name="P10"/>
      <text:p text:style-name="P8"/>
      <text:p text:style-name="P8"/>
      <text:p text:style-name="P6"/>
      <text:p text:style-name="P1"/>
      <text:p text:style-name="P5">Questions ouvertes :</text:p>
      <text:p text:style-name="P5"/>
      <text:list xml:id="list1910256820" text:style-name="L13">
        <text:list-item>
          <text:p text:style-name="P38"><text:span text:style-name="T11">Quelles informations souhaiteriez vous pouvoir disposer </text:span><text:span text:style-name="T12">sur vos amis ?</text:span></text:p>
          <text:p text:style-name="P25"/>
        </text:list-item>
        <text:list-item>
          <text:p text:style-name="P26">Inventaire, wishlist, succes, niveau steam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17:01.649309163</meta:creation-date>
    <dc:date>2018-03-15T15:23:57.210260619</dc:date>
    <meta:editing-duration>PT6M55S</meta:editing-duration>
    <meta:editing-cycles>2</meta:editing-cycles>
    <meta:generator>LibreOffice/6.0.1.1$Linux_X86_64 LibreOffice_project/00m0$Build-1</meta:generator>
    <meta:document-statistic meta:table-count="0" meta:image-count="0" meta:object-count="0" meta:page-count="2" meta:paragraph-count="45" meta:word-count="225" meta:character-count="1058" meta:non-whitespace-character-count="907"/>
  </office:meta>
</office:document-meta>
</file>